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61cm" svg:height="3.175cm" svg:x="2.686cm" svg:y="3.159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xml:id="id4" draw:id="id4" draw:layer="layout" svg:width="3.937cm" svg:height="4.991cm" svg:x="14.136cm" svg:y="2.24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4.896cm" svg:height="2.384cm" svg:x="2.708cm" svg:y="3.667cm">
          <draw:text-box>
            <text:p>Sample area</text:p>
            <text:p>First/last bin</text:p>
            <text:p>Cell boundaries</text:p>
          </draw:text-box>
        </draw:frame>
        <draw:frame draw:style-name="gr2" draw:layer="layout" svg:width="3.906cm" svg:height="2.593cm" svg:x="14.335cm" svg:y="4.175cm">
          <draw:text-box>
            <text:p>Flight data</text:p>
            <text:p><text:s text:c="2"/>M<text:span text:style-name="T1">i </text:span><text:span text:style-name="T2">+ .range</text:span></text:p>
            <text:p><text:span text:style-name="T2"><text:s text:c="2"/></text:span><text:span text:style-name="T2">etc..</text:span></text:p>
          </draw:text-box>
        </draw:frame>
        <draw:custom-shape draw:style-name="gr1" draw:text-style-name="P1" xml:id="id2" draw:id="id2" draw:layer="layout" svg:width="4.826cm" svg:height="2.032cm" svg:x="6.409cm" svg:y="7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237cm" svg:y1="4.747cm" svg:x2="8.822cm" svg:y2="7.884cm" draw:start-shape="id1" draw:start-glue-point="7" draw:end-shape="id2" draw:end-glue-point="4" svg:d="m7237 4747h1585v3137">
          <text:p/>
        </draw:connector>
        <draw:frame draw:style-name="gr2" draw:layer="layout" svg:width="2.788cm" svg:height="0.962cm" svg:x="7.35cm" svg:y="8.403cm">
          <draw:text-box>
            <text:p>Initialize</text:p>
          </draw:text-box>
        </draw:frame>
        <draw:custom-shape draw:style-name="gr1" draw:text-style-name="P1" xml:id="id3" draw:id="id3" draw:layer="layout" svg:width="4.826cm" svg:height="2.032cm" svg:x="6.409cm" svg:y="10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8.822cm" svg:y1="9.916cm" svg:x2="8.822cm" svg:y2="10.884cm" draw:start-shape="id2" draw:start-glue-point="6" draw:end-shape="id3" draw:end-glue-point="4" svg:d="m8822 9916v968">
          <text:p/>
        </draw:connector>
        <draw:frame draw:style-name="gr2" xml:id="id5" draw:id="id5" draw:layer="layout" svg:width="4.122cm" svg:height="0.962cm" svg:x="6.784cm" svg:y="11.468cm">
          <draw:text-box>
            <text:p>Get counts +</text:p>
          </draw:text-box>
        </draw:frame>
        <draw:connector draw:style-name="gr3" draw:text-style-name="P1" draw:layer="layout" draw:line-skew="2.06cm" svg:x1="16.105cm" svg:y1="7.238cm" svg:x2="8.845cm" svg:y2="11.468cm" draw:start-shape="id4" draw:start-glue-point="7" draw:end-shape="id5" svg:d="m16105 7238v4176h-7260v54">
          <text:p/>
        </draw:connector>
        <draw:custom-shape draw:style-name="gr1" draw:text-style-name="P1" xml:id="id6" draw:id="id6" draw:layer="layout" svg:width="4.826cm" svg:height="2.032cm" svg:x="6.409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xml:id="id7" draw:id="id7" draw:layer="layout" svg:width="5.358cm" svg:height="1.673cm" svg:x="6.142cm" svg:y="13.862cm">
          <draw:text-box>
            <text:p>Calculate sample</text:p>
            <text:p>volume V</text:p>
          </draw:text-box>
        </draw:frame>
        <draw:connector draw:style-name="gr3" draw:text-style-name="P1" draw:layer="layout" svg:x1="8.822cm" svg:y1="12.916cm" svg:x2="8.822cm" svg:y2="13.584cm" draw:start-shape="id3" draw:start-glue-point="6" draw:end-shape="id6" draw:end-glue-point="4" svg:d="m8822 12916v668">
          <text:p/>
        </draw:connector>
        <draw:custom-shape draw:style-name="gr1" draw:text-style-name="P1" xml:id="id8" draw:id="id8" draw:layer="layout" svg:width="7.239cm" svg:height="3.556cm" svg:x="5.229cm" svg:y="16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6.184cm" svg:height="2.384cm" svg:x="5.564cm" svg:y="17.391cm">
          <draw:text-box>
            <text:p>Correct V:</text:p>
            <text:p><text:s text:c="2"/>Transit-time losses</text:p>
            <text:p><text:s text:c="2"/>Overload losses</text:p>
          </draw:text-box>
        </draw:frame>
        <draw:connector draw:style-name="gr3" draw:text-style-name="P1" draw:layer="layout" svg:x1="8.821cm" svg:y1="15.535cm" svg:x2="8.849cm" svg:y2="16.502cm" draw:start-shape="id7" draw:start-glue-point="2" draw:end-shape="id8" draw:end-glue-point="4" svg:d="m8821 15535v483h28v484">
          <text:p/>
        </draw:connector>
        <draw:custom-shape draw:style-name="gr1" draw:text-style-name="P1" xml:id="id9" draw:id="id9" draw:layer="layout" svg:width="7.239cm" svg:height="3.556cm" svg:x="13.53cm" svg:y="16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5.938cm" svg:height="3.095cm" svg:x="14.053cm" svg:y="16.736cm">
          <draw:text-box>
            <text:p>Calculate output:</text:p>
            <text:p><text:s text:c="2"/>Concentration</text:p>
            <text:p><text:s text:c="2"/>Size distribution</text:p>
            <text:p><text:s text:c="2"/>LWC, mean d, etc</text:p>
          </draw:text-box>
        </draw:frame>
        <draw:custom-shape draw:style-name="gr1" draw:text-style-name="P1" xml:id="id10" draw:id="id10" draw:layer="layout" svg:width="3.175cm" svg:height="3.683cm" svg:x="22.078cm" svg:y="16.44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2.263cm" svg:height="0.962cm" svg:x="22.524cm" svg:y="18.106cm">
          <draw:text-box>
            <text:p>output</text:p>
          </draw:text-box>
        </draw:frame>
        <draw:connector draw:style-name="gr3" draw:text-style-name="P1" draw:layer="layout" svg:x1="12.468cm" svg:y1="18.28cm" svg:x2="13.53cm" svg:y2="18.28cm" draw:start-shape="id8" draw:start-glue-point="7" draw:end-shape="id9" draw:end-glue-point="5" svg:d="m12468 18280h1062">
          <text:p/>
        </draw:connector>
        <draw:connector draw:style-name="gr3" draw:text-style-name="P1" draw:layer="layout" svg:x1="20.769cm" svg:y1="18.28cm" svg:x2="22.078cm" svg:y2="18.284cm" draw:start-shape="id9" draw:end-shape="id10" draw:end-glue-point="6" svg:d="m20769 18280h654v4h6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 Cooper</meta:initial-creator>
    <meta:creation-date>2012-07-25T03:09:31</meta:creation-date>
    <dc:date>2012-07-25T03:40:08</dc:date>
    <dc:creator>Al Cooper</dc:creator>
    <meta:editing-duration>PT14M45S</meta:editing-duration>
    <meta:editing-cycles>2</meta:editing-cycles>
    <meta:generator>LibreOffice/3.4$Unix LibreOffice_project/340m1$Build-502</meta:generator>
    <meta:document-statistic meta:object-count="23"/>
  </office:meta>
</office:document-meta>
</file>